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cadEref" svg:font-family="AcadEref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Standard">
      <style:text-properties fo:font-size="7pt" officeooo:paragraph-rsid="0017bad4" style:font-size-asian="7pt" style:font-size-complex="7pt"/>
    </style:style>
    <style:style style:name="P4" style:family="paragraph" style:parent-style-name="Standard">
      <style:text-properties fo:font-size="6pt" officeooo:paragraph-rsid="0017bad4" style:font-size-asian="6pt" style:font-size-complex="6pt"/>
    </style:style>
    <style:style style:name="P5" style:family="paragraph" style:parent-style-name="Text_20_body">
      <style:text-properties fo:font-size="6pt" officeooo:paragraph-rsid="0017bad4" style:font-size-asian="6pt" style:font-size-complex="6pt"/>
    </style:style>
    <style:style style:name="P6" style:family="paragraph" style:parent-style-name="Standard">
      <style:text-properties fo:font-size="6pt" officeooo:paragraph-rsid="00183ba8" style:font-size-asian="6pt" style:font-size-complex="6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>
      <style:text-properties fo:font-size="6pt" officeooo:paragraph-rsid="0017bad4" style:font-size-asian="6pt" style:font-size-complex="6pt"/>
    </style:style>
    <style:style style:name="T1" style:family="text">
      <style:text-properties officeooo:rsid="0017bad4"/>
    </style:style>
    <style:style style:name="T2" style:family="text">
      <style:text-properties style:font-name="Arial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6pt" officeooo:rsid="00183ba8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6pt" officeooo:rsid="00183ba8" style:font-size-asian="6pt" style:font-size-complex="6pt"/>
    </style:style>
    <style:style style:name="T7" style:family="text">
      <style:text-properties style:font-name="AcadEref" fo:font-size="6pt" style:font-size-asian="6pt" style:font-size-complex="6pt"/>
    </style:style>
    <style:style style:name="T8" style:family="text">
      <style:text-properties style:font-name="AcadEref" fo:font-size="6pt" officeooo:rsid="00183ba8" style:font-size-asian="6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ker <text:s/>run <text:s/>-d <text:s/>--name <text:s/>postgres-server <text:s/>-p 5432:5432 <text:s/>--network=postgres-network <text:s/>-e <text:s/>"POSTGRES_PASSWORD=root123" postgresdocker run -d \</text:p>
      <text:p text:style-name="P3"><text:s/>name postgres-server <text:s text:c="2"/>--network=postgres-network <text:s/>-p 5432:5432 <text:s/>-e POSTGRES_DB=projapi <text:s/>-e POSTGRES_USER=user <text:s text:c="2"/>-ePOSTGRES_PASSWORD=password</text:p>
      <text:p text:style-name="P3">postg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docker run -d <text:s/>--name postgres-server <text:s/>--network=postgres-network <text:s/>-p 5432:5432 <text:s/>-e POSTGRES_DB=projapi <text:s/>-e POSTGRES_USER=user -<text:span text:style-name="T1">e </text:span>POSTGRES_PASSWORD=password <text:s text:c="2"/>postgresdocker</text:p>
      <text:p text:style-name="P6"/>
      <text:p text:style-name="P6"/>
      <text:p text:style-name="P6"/>
      <text:p text:style-name="P6"><text:s/>run -d ^</text:p>
      <text:p text:style-name="P4"><text:s text:c="2"/>--name pgadmin ^</text:p>
      <text:p text:style-name="P4"><text:s text:c="2"/>--network=postgres-network ^</text:p>
      <text:p text:style-name="P4"><text:s text:c="2"/>-p 5050:80 ^</text:p>
      <text:p text:style-name="P4"><text:s text:c="2"/>-e PGADMIN_DEFAULT_EMAIL=postgres@email.com ^</text:p>
      <text:p text:style-name="P4"><text:s text:c="2"/>-e PGADMIN_DEFAULT_PASSWORD=root123 ^</text:p>
      <text:p text:style-name="P4"><text:s text:c="2"/>dpage/pgadmin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ocker run -d <text:s text:c="2"/>--name pgadmin <text:s text:c="2"/>--network=postgres-network <text:s text:c="2"/>-p 5050:80 <text:s/>-e PGADMIN_DEFAULT_EMAIL=postgres@email.com <text:s text:c="2"/>-e PGADMIN_DEFAULT_PASSWORD=root12<text:span text:style-name="T1">3 </text:span>dpage/pgadmin4</text:p>
      <text:p text:style-name="P4"/>
      <text:p text:style-name="P4"/>
      <text:p text:style-name="P4"/>
      <text:p text:style-name="P4"/>
      <text:p text:style-name="P4"/>
      <text:p text:style-name="P4"/>
      <text:p text:style-name="P4">docker run -d --name pgadmin-projapi <text:s/>--network=postgres-network <text:s/>-p 5051:80 <text:s/>-e PGADMIN_DEFAULT_EMAIL=projapi@email.com <text:s/>-e PGADMIN_DEFAULT_PASSWORD=<text:span text:style-name="T1">root</text:span>123 <text:s text:c="2"/>dpage/pgadmin4</text:p>
      <text:p text:style-name="P4"/>
      <text:p text:style-name="P4"/>
      <text:p text:style-name="P5">Claro! 😄 Você pode continuar exatamente de onde parou amanhã. Aqui vai o que fazer para <text:span text:style-name="Strong_20_Emphasis">retomar rapidamente</text:span>:</text:p>
      <text:p text:style-name="Horizontal_20_Line"/>
      <text:h text:style-name="Heading_20_2" text:outline-level="2">✅ <text:span text:style-name="Strong_20_Emphasis">Amanhã, como voltar do ponto em que parou</text:span></text:h>
      <text:h text:style-name="Heading_20_3" text:outline-level="3">🔹 1. <text:span text:style-name="Strong_20_Emphasis">Verifique se os containers ainda estão rodando:</text:span></text:h>
      <text:p text:style-name="Text_20_body">No terminal:</text:p>
      <text:p text:style-name="P1"><text:span text:style-name="Source_20_Text">docker ps</text:span></text:p>
      <text:p text:style-name="Text_20_body">Você deve ver:</text:p>
      <text:list text:style-name="L1">
        <text:list-item>
          <text:p text:style-name="P7"><text:span text:style-name="Source_20_Text">postgres-server</text:span></text:p>
        </text:list-item>
        <text:list-item>
          <text:p text:style-name="P7"><text:span text:style-name="Source_20_Text">pgadmin-projapi</text:span></text:p>
        </text:list-item>
      </text:list>
      <text:p text:style-name="Text_20_body">Se <text:span text:style-name="Strong_20_Emphasis">não estiverem rodando</text:span>, inicie com:</text:p>
      <text:p text:style-name="Preformatted_20_Text"><text:span text:style-name="Source_20_Text">docker start postgres-server</text:span></text:p>
      <text:p text:style-name="P1"><text:span text:style-name="Source_20_Text">docker start pgadmin-projapi</text:span></text:p>
      <text:p text:style-name="Horizontal_20_Line"/>
      <text:h text:style-name="Heading_20_3" text:outline-level="3">🔹 2. <text:span text:style-name="Strong_20_Emphasis">Acesse o pgAdmin no navegador</text:span></text:h>
      <text:p text:style-name="Text_20_body">Abra:</text:p>
      <text:p text:style-name="P1"><text:span text:style-name="Source_20_Text">http://localhost:5051</text:span></text:p>
      <text:p text:style-name="Text_20_body">E faça login com:</text:p>
      <text:list text:style-name="L2">
        <text:list-item>
          <text:p text:style-name="P8">Email: <text:span text:style-name="Source_20_Text">projapi@email.com</text:span></text:p>
        </text:list-item>
        <text:list-item>
          <text:p text:style-name="P8"><text:soft-page-break/>Senha: <text:span text:style-name="Source_20_Text">projapi123</text:span></text:p>
        </text:list-item>
      </text:list>
      <text:p text:style-name="Horizontal_20_Line"/>
      <text:h text:style-name="Heading_20_3" text:outline-level="3">🔹 3. <text:span text:style-name="Strong_20_Emphasis">Continue configurando o servidor no pgAdmin</text:span></text:h>
      <text:p text:style-name="Text_20_body">Se não salvou hoje, volte em:</text:p>
      <text:p text:style-name="Quotations"><text:span text:style-name="Source_20_Text">Servers</text:span> (lado esquerdo) → botão direito → <text:span text:style-name="Source_20_Text">Register</text:span> → <text:span text:style-name="Source_20_Text">Server</text:span></text:p>
      <text:p text:style-name="Text_20_body">E siga com os dados:</text:p>
      <text:list text:style-name="L3">
        <text:list-item>
          <text:p text:style-name="P9"><text:span text:style-name="Strong_20_Emphasis">Host name/address</text:span>: <text:span text:style-name="Source_20_Text">postgres-server</text:span></text:p>
        </text:list-item>
        <text:list-item>
          <text:p text:style-name="P9"><text:span text:style-name="Strong_20_Emphasis">Port</text:span>: <text:span text:style-name="Source_20_Text">5432</text:span></text:p>
        </text:list-item>
        <text:list-item>
          <text:p text:style-name="P9"><text:span text:style-name="Strong_20_Emphasis">Database</text:span>: <text:span text:style-name="Source_20_Text">projapi</text:span></text:p>
        </text:list-item>
        <text:list-item>
          <text:p text:style-name="P9"><text:span text:style-name="Strong_20_Emphasis">Username</text:span>: <text:span text:style-name="Source_20_Text">user</text:span></text:p>
        </text:list-item>
        <text:list-item>
          <text:p text:style-name="P9"><text:span text:style-name="Strong_20_Emphasis">Password</text:span>: <text:span text:style-name="Source_20_Text">password</text:span></text:p>
        </text:list-item>
      </text:list>
      <text:p text:style-name="Horizontal_20_Line"/>
      <text:p text:style-name="Text_20_body">Se quiser, posso te mandar esse resumo por texto pronto para colar no Bloco de Notas ou salvar como PDF. Deseja isso? Boa noite e até amanhã, quando estiver pronto pra continuar! 🌙✅</text:p>
      <text:p text:style-name="P5">Claro! Vou personalizar o seu comando para que tudo esteja padronizado com o nome do projeto <text:span text:style-name="Source_20_Text">projapi</text:span>, tornando mais organizado e fácil de manter.</text:p>
      <text:p text:style-name="Text_20_body">Aqui está a versão personalizada:</text:p>
      <text:p text:style-name="Preformatted_20_Text"><text:span text:style-name="Source_20_Text"># Criar rede (caso ainda não tenha sido criada)</text:span></text:p>
      <text:p text:style-name="Preformatted_20_Text"><text:span text:style-name="Source_20_Text">docker network create postgres-network</text:span></text:p>
      <text:p text:style-name="Preformatted_20_Text"/>
      <text:p text:style-name="Preformatted_20_Text"><text:span text:style-name="Source_20_Text"># Subir o container do PostgreSQL com nome e banco personalizados</text:span></text:p>
      <text:p text:style-name="Preformatted_20_Text"><text:span text:style-name="Source_20_Text"/></text:p>
      <text:p text:style-name="Preformatted_20_Text"><text:span text:style-name="Source_20_Text"><text:span text:style-name="T3">docker run -d --name projapi-postgres --network=postgres-network -p 5432:5432 <text:s text:c="2"/>-e POSTGRES_DB=projapi <text:s text:c="2"/>-e POSTGRES_USER=projapi_user <text:s/>-</text:span></text:span><text:span text:style-name="Source_20_Text"><text:span text:style-name="T4">e</text:span></text:span><text:span text:style-name="Source_20_Text"><text:span text:style-name="T3"> POSTGRES_PASSWORD=root123 <text:s/>postgres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/>
      <text:p text:style-name="Preformatted_20_Text"><text:span text:style-name="Source_20_Text"># Subir o container do pgAdmin com nome personalizado</text:span></text:p>
      <text:p text:style-name="Preformatted_20_Text"><text:span text:style-name="Source_20_Text"/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docker run -d <text:s/>--name projapi-pgadmin <text:s/>--network=postgres-network <text:s/>-p 5050:80 <text:s/>-e PGADMIN_DEFAULT_EMAIL=projapi@email.com <text:s/>-e PGADMIN_DEFAULT_PASSWORD=root123 <text:s/>dpage/pgadmin4</text:span></text:span></text:p>
      <text:h text:style-name="Heading_20_3" text:outline-level="3">Personalizações feitas:</text:h>
      <text:list text:style-name="L4">
        <text:list-item>
          <text:p text:style-name="P10">Nome dos containers: <text:span text:style-name="Source_20_Text">projapi-postgres</text:span> e <text:span text:style-name="Source_20_Text">projapi-pgadmin</text:span></text:p>
        </text:list-item>
        <text:list-item>
          <text:p text:style-name="P10">Nome do banco de dados: <text:span text:style-name="Source_20_Text">projapi</text:span></text:p>
        </text:list-item>
        <text:list-item>
          <text:p text:style-name="P10">Usuário do PostgreSQL: <text:span text:style-name="Source_20_Text">projapi_user</text:span></text:p>
        </text:list-item>
        <text:list-item>
          <text:p text:style-name="P10">Email do pgAdmin: <text:span text:style-name="Source_20_Text">projapi@email.com</text:span></text:p>
        </text:list-item>
      </text:list>
      <text:p text:style-name="Text_20_body">Se quiser, posso incluir a criação de volumes para persistência dos dados ou configurar acesso externo ao pgAdmin com um hostname. Deseja isso também?</text:p>
      <text:p text:style-name="Text_20_body">docker run --hostname=6c5367759ef7 --env=POSTGRES_DB=projapi --env=POSTGRES_USER=projapi_user --env=POSTGRES_PASSWORD=root123 <text:soft-page-break/>--env=PATH=/usr/local/sbin:/usr/local/bin:/usr/sbin:/usr/bin:/sbin:/bin:/usr/lib/postgresql/17/bin --env=GOSU_VERSION=1.17 --env=LANG=en_US.utf8 --env=PG_MAJOR=17 --env=PG_VERSION=17.4-1.pgdg120+2 --env=PGDATA=/var/lib/postgresql/data --volume=/var/lib/postgresql/data --network=postgres-network -p 5432:5432 --restart=no --runtime=runc -d postgres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cadEref" svg:font-family="AcadEref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9T16:37:05.391000000</meta:creation-date>
    <dc:date>2025-06-10T15:51:28.827000000</dc:date>
    <meta:editing-duration>PT2H25M39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55" meta:word-count="429" meta:character-count="3433" meta:non-whitespace-character-count="3038"/>
  </office:meta>
</office:document-meta>
</file>